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4.229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TotalScoreOnProfileScreenAndUserStatusBar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1/13/2017</text:date>, <text:time>16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8S</meta:editing-duration>
    <meta:editing-cycles>9</meta:editing-cycles>
    <meta:generator>OpenOffice/4.1.2$Win32 OpenOffice.org_project/412m3$Build-9782</meta:generator>
    <dc:date>2017-01-13T16:12:38.24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